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223b" officeooo:paragraph-rsid="0018223b"/>
    </style:style>
    <style:style style:name="P2" style:family="paragraph" style:parent-style-name="Standard" style:list-style-name="L1">
      <style:text-properties officeooo:rsid="0018223b" officeooo:paragraph-rsid="0018223b"/>
    </style:style>
    <style:style style:name="P3" style:family="paragraph" style:parent-style-name="Standard" style:list-style-name="L1">
      <style:text-properties officeooo:paragraph-rsid="0018223b"/>
    </style:style>
    <style:style style:name="P4" style:family="paragraph" style:parent-style-name="Standard" style:list-style-name="L1">
      <style:text-properties officeooo:rsid="00195532" officeooo:paragraph-rsid="00195532"/>
    </style:style>
    <style:style style:name="P5" style:family="paragraph" style:parent-style-name="Standard" style:list-style-name="L1">
      <style:text-properties officeooo:rsid="001ae8b6" officeooo:paragraph-rsid="001ae8b6"/>
    </style:style>
    <style:style style:name="P6" style:family="paragraph" style:parent-style-name="Standard" style:list-style-name="L1">
      <style:text-properties officeooo:rsid="001af862" officeooo:paragraph-rsid="001af862"/>
    </style:style>
    <style:style style:name="P7" style:family="paragraph" style:parent-style-name="Standard">
      <style:text-properties officeooo:rsid="001ec598" officeooo:paragraph-rsid="001ec598"/>
    </style:style>
    <style:style style:name="T1" style:family="text">
      <style:text-properties officeooo:rsid="0018223b"/>
    </style:style>
    <style:style style:name="T2" style:family="text">
      <style:text-properties officeooo:rsid="001ce0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6169650" text:style-name="L1">
        <text:list-item>
          <text:p text:style-name="P3"><text:span text:style-name="T1">Se define en el documento raiz del XML, pudiendo decir si incluye uno o más elementos dentro de él.</text:span></text:p>
        </text:list-item>
        <text:list-item>
          <text:p text:style-name="P2">Define los elementos que incluye dentro de otros.</text:p>
        </text:list-item>
        <text:list-item>
          <text:p text:style-name="P4">Para los elementos que ya contienen datos hay que indicar el tipo de contenido.</text:p>
        </text:list-item>
        <text:list-item>
          <text:p text:style-name="P5">Lo tipoco es usar #PCDATA indicando que el contenido es un tipo de dato analizable.</text:p>
        </text:list-item>
        <text:list-item>
          <text:p text:style-name="P6">Para analizar los atributos hay que especificar en qué elemento está y como se llama el atributo, también se puede indicar en el atributo con una palabra reservada si es obligatorio, opciona, valor por defecto, fijo e incluso la lista de valores que puede tomar el atributo. <text:span text:style-name="T2">Para indicar que es un elemento se utiliza &lt;!ELEMENT... y para los atributos &lt;!ATTLIST....</text:span></text:p>
        </text:list-item>
      </text:list>
      <text:p text:style-name="P1"/>
      <text:p text:style-name="P7">Declaración de DTD exter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</meta:editing-duration>
    <meta:editing-cycles>3</meta:editing-cycles>
    <meta:generator>LibreOffice/5.4.1.2$Windows_x86 LibreOffice_project/ea7cb86e6eeb2bf3a5af73a8f7777ac570321527</meta:generator>
    <dc:date>2018-01-18T13:05:53.922000000</dc:date>
    <meta:document-statistic meta:table-count="0" meta:image-count="0" meta:object-count="0" meta:page-count="1" meta:paragraph-count="6" meta:word-count="126" meta:character-count="707" meta:non-whitespace-character-count="592"/>
    <meta:user-defined meta:name="Info 1"/>
    <meta:user-defined meta:name="Info 2"/>
    <meta:user-defined meta:name="Info 3"/>
    <meta:user-defined meta:name="Info 4"/>
  </office:meta>
</office:document-meta>
</file>